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Lentelė1" style:family="table">
      <style:table-properties style:width="19.001cm" table:align="margins"/>
    </style:style>
    <style:style style:name="Lentelė1.A" style:family="table-column">
      <style:table-column-properties style:column-width="6.274cm" style:rel-column-width="21640*"/>
    </style:style>
    <style:style style:name="Lentelė1.C" style:family="table-column">
      <style:table-column-properties style:column-width="6.211cm" style:rel-column-width="21421*"/>
    </style:style>
    <style:style style:name="Lentelė1.D" style:family="table-column">
      <style:table-column-properties style:column-width="0.242cm" style:rel-column-width="834*"/>
    </style:style>
    <style:style style:name="Lentelė1.A1" style:family="table-cell">
      <style:table-cell-properties style:vertical-align="" fo:padding="0.097cm" fo:border-left="0.035cm solid #000000" fo:border-right="none" fo:border-top="0.035cm solid #000000" fo:border-bottom="0.035cm solid #000000"/>
    </style:style>
    <style:style style:name="Lentelė1.C1" style:family="table-cell">
      <style:table-cell-properties style:vertical-align="" fo:padding="0cm" fo:border="0.035cm solid #000000"/>
    </style:style>
    <style:style style:name="Lentelė1.D1" style:family="table-cell">
      <style:table-cell-properties fo:padding="0cm" fo:border="none"/>
    </style:style>
    <style:style style:name="Lentelė1.A2" style:family="table-cell">
      <style:table-cell-properties style:vertical-align="" fo:padding="0.097cm" fo:border-left="0.035cm solid #000000" fo:border-right="0.035cm solid #000000" fo:border-top="none" fo:border-bottom="0.035cm solid #000000"/>
    </style:style>
    <style:style style:name="Lentelė1.B2" style:family="table-cell">
      <style:table-cell-properties style:vertical-align="middle" fo:padding="0cm" fo:border="none"/>
    </style:style>
    <style:style style:name="Lentelė1.A5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Lentelė2" style:family="table">
      <style:table-properties style:width="19.001cm" fo:break-before="page" table:align="margins"/>
    </style:style>
    <style:style style:name="Lentelė2.A" style:family="table-column">
      <style:table-column-properties style:column-width="0.265cm" style:rel-column-width="912*"/>
    </style:style>
    <style:style style:name="Lentelė2.B" style:family="table-column">
      <style:table-column-properties style:column-width="6.246cm" style:rel-column-width="21540*"/>
    </style:style>
    <style:style style:name="Lentelė2.D" style:family="table-column">
      <style:table-column-properties style:column-width="6.246cm" style:rel-column-width="21543*"/>
    </style:style>
    <style:style style:name="Lentelė2.A1" style:family="table-cell">
      <style:table-cell-properties fo:padding="0cm" fo:border="none"/>
    </style:style>
    <style:style style:name="Lentelė2.B1" style:family="table-cell">
      <style:table-cell-properties style:vertical-align="" fo:padding="0.097cm" fo:border-left="0.035cm solid #000000" fo:border-right="none" fo:border-top="0.035cm solid #000000" fo:border-bottom="0.035cm solid #000000"/>
    </style:style>
    <style:style style:name="Lentelė2.D1" style:family="table-cell">
      <style:table-cell-properties style:vertical-align="middle" fo:padding="0.097cm" fo:border="0.035cm solid #000000"/>
    </style:style>
    <style:style style:name="Lentelė2.B2" style:family="table-cell">
      <style:table-cell-properties style:vertical-align="middle" fo:padding="0cm" fo:border="none"/>
    </style:style>
    <style:style style:name="Lentelė2.D2" style:family="table-cell">
      <style:table-cell-properties style:vertical-align="" fo:padding="0.097cm" fo:border-left="0.035cm solid #000000" fo:border-right="0.035cm solid #000000" fo:border-top="none" fo:border-bottom="0.035cm solid #000000"/>
    </style:style>
    <style:style style:name="Lentelė2.A5" style:family="table-cell">
      <style:table-cell-properties fo:background-color="transparent" fo:padding="0cm" fo:border="none">
        <style:background-image/>
      </style:table-cell-properties>
    </style:style>
    <style:style style:name="Lentelė2.B5" style:family="table-cell">
      <style:table-cell-properties style:vertical-align=""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Lentelė2.D5" style:family="table-cell">
      <style:table-cell-properties style:vertical-align="" fo:background-color="transparent" fo:padding="0.097cm" fo:border="0.035cm solid #000000">
        <style:background-image/>
      </style:table-cell-properties>
    </style:style>
    <style:style style:name="Lentelė3" style:family="table">
      <style:table-properties style:width="19.001cm" table:align="margins"/>
    </style:style>
    <style:style style:name="Lentelė3.A" style:family="table-column">
      <style:table-column-properties style:column-width="4.75cm" style:rel-column-width="16383*"/>
    </style:style>
    <style:style style:name="Lentelė3.D" style:family="table-column">
      <style:table-column-properties style:column-width="4.75cm" style:rel-column-width="16386*"/>
    </style:style>
    <style:style style:name="Lentelė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Lentelė3.D1" style:family="table-cell">
      <style:table-cell-properties style:vertical-align="middle" fo:padding="0.097cm" fo:border="0.002cm solid #000000"/>
    </style:style>
    <style:style style:name="Lentelė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Lentelė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Lentelė4" style:family="table">
      <style:table-properties style:width="19.001cm" fo:break-before="page" table:align="margins"/>
    </style:style>
    <style:style style:name="Lentelė4.A" style:family="table-column">
      <style:table-column-properties style:column-width="6.274cm" style:rel-column-width="21640*"/>
    </style:style>
    <style:style style:name="Lentelė4.C" style:family="table-column">
      <style:table-column-properties style:column-width="6.211cm" style:rel-column-width="21421*"/>
    </style:style>
    <style:style style:name="Lentelė4.D" style:family="table-column">
      <style:table-column-properties style:column-width="0.242cm" style:rel-column-width="834*"/>
    </style:style>
    <style:style style:name="Lentelė4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Lentelė4.C1" style:family="table-cell">
      <style:table-cell-properties style:vertical-align="middle" fo:padding="0cm" fo:border="0.035cm solid #000000"/>
    </style:style>
    <style:style style:name="Lentelė4.D1" style:family="table-cell">
      <style:table-cell-properties fo:padding="0cm" fo:border="none"/>
    </style:style>
    <style:style style:name="Lentelė4.A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Lentelė4.B2" style:family="table-cell">
      <style:table-cell-properties style:vertical-align="middle" fo:padding="0cm" fo:border="none"/>
    </style:style>
    <style:style style:name="Lentelė4.A5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Lentelė5" style:family="table">
      <style:table-properties style:width="19.001cm" fo:break-before="page" table:align="margins"/>
    </style:style>
    <style:style style:name="Lentelė5.A" style:family="table-column">
      <style:table-column-properties style:column-width="0.265cm" style:rel-column-width="912*"/>
    </style:style>
    <style:style style:name="Lentelė5.B" style:family="table-column">
      <style:table-column-properties style:column-width="6.246cm" style:rel-column-width="21540*"/>
    </style:style>
    <style:style style:name="Lentelė5.D" style:family="table-column">
      <style:table-column-properties style:column-width="6.246cm" style:rel-column-width="21543*"/>
    </style:style>
    <style:style style:name="Lentelė5.A1" style:family="table-cell">
      <style:table-cell-properties fo:padding="0cm" fo:border="none"/>
    </style:style>
    <style:style style:name="Lentelė5.B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Lentelė5.D1" style:family="table-cell">
      <style:table-cell-properties style:vertical-align="middle" fo:padding="0.097cm" fo:border="0.035cm solid #000000"/>
    </style:style>
    <style:style style:name="Lentelė5.B2" style:family="table-cell">
      <style:table-cell-properties style:vertical-align="middle" fo:padding="0cm" fo:border="none"/>
    </style:style>
    <style:style style:name="Lentelė5.D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Lentelė5.A5" style:family="table-cell">
      <style:table-cell-properties fo:background-color="transparent" fo:padding="0cm" fo:border="none">
        <style:background-image/>
      </style:table-cell-properties>
    </style:style>
    <style:style style:name="Lentelė5.B5" style:family="table-cell">
      <style:table-cell-properties style:vertical-align="middle"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Lentelė5.D5" style:family="table-cell">
      <style:table-cell-properties style:vertical-align="middle" fo:background-color="transparent" fo:padding="0.097cm" fo:border="0.035cm solid #000000">
        <style:background-image/>
      </style:table-cell-properties>
    </style:style>
    <style:style style:name="Lentelė6" style:family="table">
      <style:table-properties style:width="19.001cm" fo:break-before="page" table:align="margins"/>
    </style:style>
    <style:style style:name="Lentelė6.A" style:family="table-column">
      <style:table-column-properties style:column-width="6.274cm" style:rel-column-width="21640*"/>
    </style:style>
    <style:style style:name="Lentelė6.C" style:family="table-column">
      <style:table-column-properties style:column-width="6.211cm" style:rel-column-width="21421*"/>
    </style:style>
    <style:style style:name="Lentelė6.D" style:family="table-column">
      <style:table-column-properties style:column-width="0.242cm" style:rel-column-width="834*"/>
    </style:style>
    <style:style style:name="Lentelė6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Lentelė6.C1" style:family="table-cell">
      <style:table-cell-properties style:vertical-align="middle" fo:padding="0cm" fo:border="0.035cm solid #000000"/>
    </style:style>
    <style:style style:name="Lentelė6.D1" style:family="table-cell">
      <style:table-cell-properties fo:padding="0cm" fo:border="none"/>
    </style:style>
    <style:style style:name="Lentelė6.A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Lentelė6.B2" style:family="table-cell">
      <style:table-cell-properties style:vertical-align="middle" fo:padding="0cm" fo:border="none"/>
    </style:style>
    <style:style style:name="Lentelė6.A5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Lentelė7" style:family="table">
      <style:table-properties style:width="19.001cm" fo:break-before="page" table:align="margins"/>
    </style:style>
    <style:style style:name="Lentelė7.A" style:family="table-column">
      <style:table-column-properties style:column-width="0.265cm" style:rel-column-width="912*"/>
    </style:style>
    <style:style style:name="Lentelė7.B" style:family="table-column">
      <style:table-column-properties style:column-width="6.246cm" style:rel-column-width="21540*"/>
    </style:style>
    <style:style style:name="Lentelė7.D" style:family="table-column">
      <style:table-column-properties style:column-width="6.246cm" style:rel-column-width="21543*"/>
    </style:style>
    <style:style style:name="Lentelė7.A1" style:family="table-cell">
      <style:table-cell-properties fo:padding="0cm" fo:border="none"/>
    </style:style>
    <style:style style:name="Lentelė7.B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Lentelė7.D1" style:family="table-cell">
      <style:table-cell-properties style:vertical-align="middle" fo:padding="0.097cm" fo:border="0.035cm solid #000000"/>
    </style:style>
    <style:style style:name="Lentelė7.B2" style:family="table-cell">
      <style:table-cell-properties style:vertical-align="middle" fo:padding="0cm" fo:border="none"/>
    </style:style>
    <style:style style:name="Lentelė7.D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Lentelė7.A5" style:family="table-cell">
      <style:table-cell-properties fo:background-color="transparent" fo:padding="0cm" fo:border="none">
        <style:background-image/>
      </style:table-cell-properties>
    </style:style>
    <style:style style:name="Lentelė7.B5" style:family="table-cell">
      <style:table-cell-properties style:vertical-align="middle"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Lentelė7.D5" style:family="table-cell">
      <style:table-cell-properties style:vertical-align="middle" fo:background-color="transparent" fo:padding="0.097cm" fo:border="0.035cm solid #000000">
        <style:background-image/>
      </style:table-cell-properties>
    </style:style>
    <style:style style:name="P1" style:family="paragraph" style:parent-style-name="Standard">
      <style:text-properties fo:font-size="3pt" style:font-size-asian="3pt" style:font-size-complex="3pt"/>
    </style:style>
    <style:style style:name="P2" style:family="paragraph" style:parent-style-name="Standard">
      <style:paragraph-properties fo:text-align="center" style:justify-single-word="false"/>
      <style:text-properties fo:color="#808080"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color="#808080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color="#808080" fo:font-size="36pt" style:font-size-asian="36pt" style:font-size-complex="36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10" style:family="paragraph" style:parent-style-name="Table_20_Contents">
      <style:text-properties fo:font-size="130pt" style:font-size-asian="130pt" style:font-size-complex="130pt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line-height="100%" fo:text-align="center" style:justify-single-word="false"/>
      <style:text-properties fo:font-size="40pt" style:font-size-asian="40pt" style:font-size-complex="40pt"/>
    </style:style>
    <style:style style:name="P13" style:family="paragraph" style:parent-style-name="Table_20_Contents">
      <style:paragraph-properties fo:text-align="center" style:justify-single-word="false"/>
      <style:text-properties fo:font-size="40pt" style:font-size-asian="40pt" style:font-size-complex="40pt"/>
    </style:style>
    <style:style style:name="P14" style:family="paragraph" style:parent-style-name="Table_20_Contents">
      <style:text-properties fo:color="#808080" fo:font-size="130pt" style:font-size-asian="130pt" style:font-size-complex="130pt"/>
    </style:style>
    <style:style style:name="P15" style:family="paragraph" style:parent-style-name="Table_20_Contents">
      <style:paragraph-properties fo:text-align="center" style:justify-single-word="false"/>
      <style:text-properties fo:color="#808080" fo:font-size="40pt" style:font-size-asian="40pt" style:font-size-complex="40pt"/>
    </style:style>
    <style:style style:name="P16" style:family="paragraph" style:parent-style-name="Table_20_Contents">
      <style:paragraph-properties fo:text-align="center" style:justify-single-word="false"/>
      <style:text-properties fo:color="#808080" fo:font-size="32pt" style:font-size-asian="32pt" style:font-size-complex="32pt"/>
    </style:style>
    <style:style style:name="P17" style:family="paragraph" style:parent-style-name="Table_20_Contents">
      <style:paragraph-properties fo:text-align="start" style:justify-single-word="false"/>
      <style:text-properties fo:color="#4c4c4c" fo:font-size="12pt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4c4c4c"/>
    </style:style>
    <style:style style:name="P19" style:family="paragraph" style:parent-style-name="Table_20_Contents">
      <style:paragraph-properties fo:text-align="center" style:justify-single-word="false"/>
      <style:text-properties fo:color="#4c4c4c"/>
    </style:style>
    <style:style style:name="P20" style:family="paragraph" style:parent-style-name="Table_20_Contents">
      <style:paragraph-properties fo:text-align="start" style:justify-single-word="false"/>
      <style:text-properties fo:color="#4c4c4c" fo:font-size="32pt" style:font-size-asian="32pt" style:font-size-complex="32pt"/>
    </style:style>
    <style:style style:name="P21" style:family="paragraph" style:parent-style-name="Table_20_Contents">
      <style:paragraph-properties fo:text-align="start" style:justify-single-word="false"/>
      <style:text-properties fo:color="#000000"/>
    </style:style>
    <style:style style:name="P22" style:family="paragraph" style:parent-style-name="Table_20_Contents">
      <style:paragraph-properties fo:margin-top="0.3cm" fo:margin-bottom="0.3cm" fo:text-align="center" style:justify-single-word="false"/>
      <style:text-properties fo:font-size="28pt" fo:font-style="italic" style:font-size-asian="28pt" style:font-style-asian="italic" style:font-size-complex="28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fo:font-weight="normal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808080" fo:font-size="36pt" style:font-size-asian="36pt" style:font-size-complex="36pt" style:text-scale="95%"/>
    </style:style>
    <style:style style:name="P26" style:family="paragraph" style:parent-style-name="Standard">
      <style:paragraph-properties fo:text-align="center" style:justify-single-word="false"/>
      <style:text-properties fo:color="#808080" fo:font-size="36pt" fo:font-weight="normal" style:font-size-asian="36pt" style:font-weight-asian="normal" style:font-size-complex="36pt" style:font-weight-complex="normal" style:text-scale="92%"/>
    </style:style>
    <style:style style:name="P27" style:family="paragraph" style:parent-style-name="Standard">
      <style:paragraph-properties fo:text-align="center" style:justify-single-word="false"/>
      <style:text-properties fo:color="#808080" fo:font-size="30pt" style:font-size-asian="30pt" style:font-size-complex="30pt" style:text-scale="95%"/>
    </style:style>
    <style:style style:name="P28" style:family="paragraph" style:parent-style-name="Standard">
      <style:paragraph-properties fo:text-align="center" style:justify-single-word="false"/>
      <style:text-properties fo:color="#808080" fo:font-size="30pt" fo:font-weight="normal" style:font-size-asian="30pt" style:font-weight-asian="normal" style:font-size-complex="30pt" style:font-weight-complex="normal" style:text-scale="92%"/>
    </style:style>
    <style:style style:name="P29" style:family="paragraph" style:parent-style-name="Standard">
      <style:paragraph-properties fo:text-align="end" style:justify-single-word="false"/>
      <style:text-properties fo:color="#808080" fo:font-size="10pt" style:font-size-asian="10pt" style:font-size-complex="10pt"/>
    </style:style>
    <style:style style:name="P30" style:family="paragraph" style:parent-style-name="Standard">
      <style:text-properties fo:font-size="12pt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color="#808080" fo:font-size="36pt" style:font-size-asian="36pt" style:font-size-complex="36pt"/>
    </style:style>
    <style:style style:name="P32" style:family="paragraph" style:parent-style-name="Table_20_Contents">
      <style:paragraph-properties fo:text-align="center" style:justify-single-word="false"/>
      <style:text-properties fo:color="#808080" fo:font-size="20pt" fo:font-style="normal" style:text-underline-style="none" style:font-size-asian="20pt" style:font-style-asian="normal" style:font-size-complex="20pt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fo:color="#808080" fo:font-size="10pt" fo:font-style="normal" style:text-underline-style="none" style:font-size-asian="10pt" style:font-style-asian="normal" style:font-size-complex="10pt" style:font-style-complex="normal"/>
    </style:style>
    <style:style style:name="P34" style:family="paragraph" style:parent-style-name="Table_20_Contents">
      <style:paragraph-properties fo:text-align="end" style:justify-single-word="false"/>
      <style:text-properties fo:color="#808080" fo:font-size="10pt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30pt" style:text-underline-style="none" style:font-size-asian="30pt" style:font-size-complex="30pt"/>
    </style:style>
    <style:style style:name="P36" style:family="paragraph" style:parent-style-name="Table_20_Contents">
      <style:paragraph-properties fo:text-align="center" style:justify-single-word="false"/>
      <style:text-properties fo:color="#000000" fo:font-size="36pt" style:font-size-asian="36pt" style:font-size-complex="36pt"/>
    </style:style>
    <style:style style:name="P37" style:family="paragraph" style:parent-style-name="Table_20_Contents" style:list-style-name="L3">
      <style:paragraph-properties fo:text-align="start" style:justify-single-word="false"/>
      <style:text-properties fo:color="#000000"/>
    </style:style>
    <style:style style:name="P38" style:family="paragraph" style:parent-style-name="Table_20_Contents" style:list-style-name="L1">
      <style:paragraph-properties fo:text-align="start" style:justify-single-word="false"/>
      <style:text-properties fo:color="#4c4c4c"/>
    </style:style>
    <style:style style:name="P39" style:family="paragraph" style:parent-style-name="Table_20_Contents" style:list-style-name="L2">
      <style:paragraph-properties fo:text-align="start" style:justify-single-word="false"/>
      <style:text-properties fo:color="#4c4c4c"/>
    </style:style>
    <style:style style:name="P40" style:family="paragraph" style:parent-style-name="Table_20_Contents">
      <style:paragraph-properties fo:text-align="start" style:justify-single-word="false"/>
      <style:text-properties fo:color="#4c4c4c" fo:font-size="12pt" style:font-size-asian="12pt" style:font-size-complex="12pt"/>
    </style:style>
    <style:style style:name="P41" style:family="paragraph" style:parent-style-name="Table_20_Contents" style:list-style-name="L1">
      <style:paragraph-properties fo:text-align="start" style:justify-single-word="false"/>
      <style:text-properties fo:color="#4c4c4c" fo:font-size="12pt" style:font-size-asian="12pt" style:font-size-complex="12pt"/>
    </style:style>
    <style:style style:name="T1" style:family="text">
      <style:text-properties fo:font-size="30pt" style:font-size-asian="30pt" style:font-size-complex="30pt" style:text-scale="95%"/>
    </style:style>
    <style:style style:name="T2" style:family="text">
      <style:text-properties fo:color="#808080" fo:font-size="20pt" fo:font-style="normal" style:text-underline-style="none" style:font-size-asian="20pt" style:font-style-asian="normal" style:font-size-complex="20pt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weight="normal" style:font-size-asian="32pt" style:font-weight-asian="normal" style:font-size-complex="32pt" style:font-weight-complex="normal" style:text-scale="92%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Lentelė1" table:style-name="Lentelė1">
        <table:table-column table:style-name="Lentelė1.A" table:number-columns-repeated="2"/>
        <table:table-column table:style-name="Lentelė1.C"/>
        <table:table-column table:style-name="Lentelė1.D"/>
        <table:table-row>
          <table:table-cell table:style-name="Lentelė1.A1" office:value-type="string">
            <text:p text:style-name="P29">1 d</text:p>
          </table:table-cell>
          <table:table-cell table:style-name="Lentelė1.A1" office:value-type="string">
            <text:p text:style-name="P29">2 a</text:p>
          </table:table-cell>
          <table:table-cell table:style-name="Lentelė1.C1" office:value-type="string">
            <text:p text:style-name="P34">2 b</text:p>
          </table:table-cell>
          <table:table-cell table:style-name="Lentelė1.D1" office:value-type="string">
            <text:p text:style-name="P14"><text:s/></text:p>
          </table:table-cell>
        </table:table-row>
        <table:table-row>
          <table:table-cell table:style-name="Lentelė1.A2" office:value-type="string">
            <text:p text:style-name="P34">1 c</text:p>
          </table:table-cell>
          <table:table-cell table:style-name="Lentelė1.B2" office:value-type="string">
            <text:p text:style-name="P35"/>
          </table:table-cell>
          <table:table-cell table:style-name="Lentelė1.B2" office:value-type="string">
            <text:p text:style-name="P13"/>
          </table:table-cell>
          <table:table-cell table:style-name="Lentelė1.D1" office:value-type="string">
            <text:p text:style-name="P10"><text:s/></text:p>
          </table:table-cell>
        </table:table-row>
        <table:table-row>
          <table:table-cell table:style-name="Lentelė1.A2" office:value-type="string">
            <text:p text:style-name="P34">1 b</text:p>
          </table:table-cell>
          <table:table-cell table:style-name="Lentelė1.B2" office:value-type="string">
            <text:p text:style-name="P13"/>
          </table:table-cell>
          <table:table-cell table:style-name="Lentelė1.B2" office:value-type="string">
            <text:p text:style-name="P32">„Progresas“</text:p>
            <text:p text:style-name="P33">arba</text:p>
            <text:p text:style-name="P32">„Kelionė“</text:p>
            <text:p text:style-name="P33">arba</text:p>
            <text:p text:style-name="P32">„Versliukas“</text:p>
          </table:table-cell>
          <table:table-cell table:style-name="Lentelė1.D1" office:value-type="string">
            <text:p text:style-name="P10"><text:s/></text:p>
          </table:table-cell>
        </table:table-row>
        <table:table-row>
          <table:table-cell table:style-name="Lentelė1.A2" office:value-type="string">
            <text:p text:style-name="P34">1 a</text:p>
          </table:table-cell>
          <table:table-cell table:style-name="Lentelė1.B2" office:value-type="string">
            <text:p text:style-name="P13"/>
          </table:table-cell>
          <table:table-cell table:style-name="Lentelė1.B2" office:value-type="string">
            <text:p text:style-name="P13"><text:a xlink:type="simple" xlink:href="http://www.piecepack.org/"><text:span text:style-name="T2">piecepack.org</text:span></text:a></text:p>
          </table:table-cell>
          <table:table-cell table:style-name="Lentelė1.D1" office:value-type="string">
            <text:p text:style-name="P10"><text:s/></text:p>
          </table:table-cell>
        </table:table-row>
        <table:table-row>
          <table:table-cell table:style-name="Lentelė1.A5" office:value-type="string">
            <text:p text:style-name="P12">Startas /<text:line-break/>Staigmena</text:p>
          </table:table-cell>
          <table:table-cell table:style-name="Lentelė1.A1" office:value-type="string">
            <text:p text:style-name="P34">4 d</text:p>
          </table:table-cell>
          <table:table-cell table:style-name="Lentelė1.C1" office:value-type="string">
            <text:p text:style-name="P34">4 c</text:p>
          </table:table-cell>
          <table:table-cell table:style-name="Lentelė1.D1" office:value-type="string">
            <text:p text:style-name="P10"><text:s/></text:p>
          </table:table-cell>
        </table:table-row>
      </table:table>
      <text:p text:style-name="P1"><text:s/></text:p>
      <table:table table:name="Lentelė2" table:style-name="Lentelė2">
        <table:table-column table:style-name="Lentelė2.A"/>
        <table:table-column table:style-name="Lentelė2.B" table:number-columns-repeated="2"/>
        <table:table-column table:style-name="Lentelė2.D"/>
        <table:table-row>
          <table:table-cell table:style-name="Lentelė2.A1" office:value-type="string">
            <text:p text:style-name="P10"><text:s/></text:p>
          </table:table-cell>
          <table:table-cell table:style-name="Lentelė2.B1" office:value-type="string">
            <text:p text:style-name="P34">2 c</text:p>
          </table:table-cell>
          <table:table-cell table:style-name="Lentelė2.B1" office:value-type="string">
            <text:p text:style-name="P34">2 d</text:p>
          </table:table-cell>
          <table:table-cell table:style-name="Lentelė2.D1" office:value-type="string">
            <text:p text:style-name="P36">Staigmena</text:p>
          </table:table-cell>
        </table:table-row>
        <table:table-row>
          <table:table-cell table:style-name="Lentelė2.A1" office:value-type="string">
            <text:p text:style-name="P10"><text:s/></text:p>
          </table:table-cell>
          <table:table-cell table:style-name="Lentelė2.B2" office:value-type="string">
            <text:p text:style-name="P11"/>
          </table:table-cell>
          <table:table-cell table:style-name="Lentelė2.B2" office:value-type="string">
            <text:p text:style-name="P11"/>
          </table:table-cell>
          <table:table-cell table:style-name="Lentelė2.D2" office:value-type="string">
            <text:p text:style-name="P34">3 a</text:p>
          </table:table-cell>
        </table:table-row>
        <table:table-row>
          <table:table-cell table:style-name="Lentelė2.A1" office:value-type="string">
            <text:p text:style-name="P10"><text:s/></text:p>
          </table:table-cell>
          <table:table-cell table:style-name="Lentelė2.B2" table:number-columns-spanned="2" office:value-type="string">
            <text:p text:style-name="P17">Pradinė idėja panaši kaip monopoilio: kiekvienas žaidėjas bando įsigyti seriją objektų, į juos investuoti ir gauti pelno iš kitų...<text:line-break/><text:span text:style-name="T6"> </text:span></text:p>
            <text:p text:style-name="P17">Sritis susigalvot patiems ir išdėstyti <text:s/>pagal skaičius ar raides ar kaipnors.</text:p>
            <text:p text:style-name="P17">Idėjos sritims (kad vaikai žaisdami plėstų akiratį ;):</text:p>
            <text:list xml:id="list624024335" text:style-name="L1">
              <text:list-item>
                <text:p text:style-name="P41">Geografija: šalys-miestai; Istorijos laikotarpiai (kelionė laiku!:)</text:p>
              </text:list-item>
              <text:list-item>
                <text:p text:style-name="P41">Prekės: maistas/baldai/technika/rūbai/spauda</text:p>
              </text:list-item>
              <text:list-item>
                <text:p text:style-name="P41">Biologija: pvz, katės/šunys/žuvys/paukščiai/gėlės/.....</text:p>
              </text:list-item>
              <text:list-item>
                <text:p text:style-name="P41">Transportas: vandens/oro/ratuotas/kojinis</text:p>
              </text:list-item>
              <text:list-item>
                <text:p text:style-name="P38">Profesijos: aptarnavimas/prekyba/šou/<text:span text:style-name="T3">kūryba/amatai</text:span></text:p>
              </text:list-item>
            </text:list>
          </table:table-cell>
          <table:covered-table-cell/>
          <table:table-cell table:style-name="Lentelė2.D2" office:value-type="string">
            <text:p text:style-name="P34">3 b</text:p>
          </table:table-cell>
        </table:table-row>
        <table:table-row>
          <table:table-cell table:style-name="Lentelė2.A1" office:value-type="string">
            <text:p text:style-name="P10"><text:s/></text:p>
          </table:table-cell>
          <table:table-cell table:style-name="Lentelė2.B2" office:value-type="string">
            <text:p text:style-name="P17">„Staigmena“ gali būti įvairi:</text:p>
            <text:list xml:id="list583601852" text:style-name="L2">
              <text:list-item>
                <text:p text:style-name="P39">praleist ėjimą ar pakartot</text:p>
              </text:list-item>
              <text:list-item>
                <text:p text:style-name="P39">kazino </text:p>
              </text:list-item>
              <text:list-item>
                <text:p text:style-name="P39">susikeist visiems savo turtu (kaip UNO :)</text:p>
              </text:list-item>
              <text:list-item>
                <text:p text:style-name="P39">veiksmas pagal spec korteles</text:p>
              </text:list-item>
            </text:list>
            <text:p text:style-name="P18"/>
          </table:table-cell>
          <table:table-cell table:style-name="Lentelė2.B2" office:value-type="string">
            <text:p text:style-name="P19"/>
          </table:table-cell>
          <table:table-cell table:style-name="Lentelė2.D2" office:value-type="string">
            <text:p text:style-name="P34">3 c</text:p>
          </table:table-cell>
        </table:table-row>
        <table:table-row>
          <table:table-cell table:style-name="Lentelė2.A5" office:value-type="string">
            <text:p text:style-name="P10"><text:s/></text:p>
          </table:table-cell>
          <table:table-cell table:style-name="Lentelė2.B5" office:value-type="string">
            <text:p text:style-name="P34">4 b</text:p>
          </table:table-cell>
          <table:table-cell table:style-name="Lentelė2.B5" office:value-type="string">
            <text:p text:style-name="P34">4 a</text:p>
          </table:table-cell>
          <table:table-cell table:style-name="Lentelė2.D5" office:value-type="string">
            <text:p text:style-name="P34">3 d</text:p>
          </table:table-cell>
        </table:table-row>
      </table:table>
      <text:p text:style-name="P1"><text:s/></text:p>
      <text:p text:style-name="P23">Pinigai</text:p>
      <table:table table:name="Lentelė3" table:style-name="Lentelė3">
        <table:table-column table:style-name="Lentelė3.A" table:number-columns-repeated="3"/>
        <table:table-column table:style-name="Lentelė3.D"/>
        <table:table-row>
          <table:table-cell table:style-name="Lentelė3.A1" office:value-type="string">
            <text:p text:style-name="P22">10</text:p>
          </table:table-cell>
          <table:table-cell table:style-name="Lentelė3.A1" office:value-type="string">
            <text:p text:style-name="P22">10</text:p>
          </table:table-cell>
          <table:table-cell table:style-name="Lentelė3.A1" office:value-type="string">
            <text:p text:style-name="P22">10</text:p>
          </table:table-cell>
          <table:table-cell table:style-name="Lentelė3.D1" office:value-type="string">
            <text:p text:style-name="P22">10</text:p>
          </table:table-cell>
        </table:table-row>
        <table:table-row>
          <table:table-cell table:style-name="Lentelė3.A2" office:value-type="string">
            <text:p text:style-name="P22">10</text:p>
          </table:table-cell>
          <table:table-cell table:style-name="Lentelė3.A2" office:value-type="string">
            <text:p text:style-name="P22">10</text:p>
          </table:table-cell>
          <table:table-cell table:style-name="Lentelė3.A2" office:value-type="string">
            <text:p text:style-name="P22">10</text:p>
          </table:table-cell>
          <table:table-cell table:style-name="Lentelė3.D2" office:value-type="string">
            <text:p text:style-name="P22">10</text:p>
          </table:table-cell>
        </table:table-row>
        <table:table-row>
          <table:table-cell table:style-name="Lentelė3.A2" office:value-type="string">
            <text:p text:style-name="P22">10</text:p>
          </table:table-cell>
          <table:table-cell table:style-name="Lentelė3.A2" office:value-type="string">
            <text:p text:style-name="P22">10</text:p>
          </table:table-cell>
          <table:table-cell table:style-name="Lentelė3.A2" office:value-type="string">
            <text:p text:style-name="P22">10</text:p>
          </table:table-cell>
          <table:table-cell table:style-name="Lentelė3.D2" office:value-type="string">
            <text:p text:style-name="P22">10</text:p>
          </table:table-cell>
        </table:table-row>
        <table:table-row>
          <table:table-cell table:style-name="Lentelė3.A2" office:value-type="string">
            <text:p text:style-name="P22">10</text:p>
          </table:table-cell>
          <table:table-cell table:style-name="Lentelė3.A2" office:value-type="string">
            <text:p text:style-name="P22">10</text:p>
          </table:table-cell>
          <table:table-cell table:style-name="Lentelė3.A2" office:value-type="string">
            <text:p text:style-name="P22">10</text:p>
          </table:table-cell>
          <table:table-cell table:style-name="Lentelė3.D2" office:value-type="string">
            <text:p text:style-name="P22">10</text:p>
          </table:table-cell>
        </table:table-row>
        <table:table-row>
          <table:table-cell table:style-name="Lentelė3.A2" office:value-type="string">
            <text:p text:style-name="P22">50</text:p>
          </table:table-cell>
          <table:table-cell table:style-name="Lentelė3.A2" office:value-type="string">
            <text:p text:style-name="P22">50</text:p>
          </table:table-cell>
          <table:table-cell table:style-name="Lentelė3.A2" office:value-type="string">
            <text:p text:style-name="P22">50</text:p>
          </table:table-cell>
          <table:table-cell table:style-name="Lentelė3.D2" office:value-type="string">
            <text:p text:style-name="P22">50</text:p>
          </table:table-cell>
        </table:table-row>
        <table:table-row>
          <table:table-cell table:style-name="Lentelė3.A2" office:value-type="string">
            <text:p text:style-name="P22">50</text:p>
          </table:table-cell>
          <table:table-cell table:style-name="Lentelė3.A2" office:value-type="string">
            <text:p text:style-name="P22">50</text:p>
          </table:table-cell>
          <table:table-cell table:style-name="Lentelė3.A2" office:value-type="string">
            <text:p text:style-name="P22">50</text:p>
          </table:table-cell>
          <table:table-cell table:style-name="Lentelė3.D2" office:value-type="string">
            <text:p text:style-name="P22">50</text:p>
          </table:table-cell>
        </table:table-row>
        <table:table-row>
          <table:table-cell table:style-name="Lentelė3.A2" office:value-type="string">
            <text:p text:style-name="P22">50</text:p>
          </table:table-cell>
          <table:table-cell table:style-name="Lentelė3.A2" office:value-type="string">
            <text:p text:style-name="P22">50</text:p>
          </table:table-cell>
          <table:table-cell table:style-name="Lentelė3.A2" office:value-type="string">
            <text:p text:style-name="P22">50</text:p>
          </table:table-cell>
          <table:table-cell table:style-name="Lentelė3.D2" office:value-type="string">
            <text:p text:style-name="P22">50</text:p>
          </table:table-cell>
        </table:table-row>
        <table:table-row>
          <table:table-cell table:style-name="Lentelė3.A2" office:value-type="string">
            <text:p text:style-name="P22">100</text:p>
          </table:table-cell>
          <table:table-cell table:style-name="Lentelė3.A2" office:value-type="string">
            <text:p text:style-name="P22">100</text:p>
          </table:table-cell>
          <table:table-cell table:style-name="Lentelė3.A2" office:value-type="string">
            <text:p text:style-name="P22">100</text:p>
          </table:table-cell>
          <table:table-cell table:style-name="Lentelė3.D2" office:value-type="string">
            <text:p text:style-name="P22">100</text:p>
          </table:table-cell>
        </table:table-row>
        <table:table-row>
          <table:table-cell table:style-name="Lentelė3.A2" office:value-type="string">
            <text:p text:style-name="P22">100</text:p>
          </table:table-cell>
          <table:table-cell table:style-name="Lentelė3.A2" office:value-type="string">
            <text:p text:style-name="P22">100</text:p>
          </table:table-cell>
          <table:table-cell table:style-name="Lentelė3.A2" office:value-type="string">
            <text:p text:style-name="P22">100</text:p>
          </table:table-cell>
          <table:table-cell table:style-name="Lentelė3.D2" office:value-type="string">
            <text:p text:style-name="P22">100</text:p>
          </table:table-cell>
        </table:table-row>
        <table:table-row>
          <table:table-cell table:style-name="Lentelė3.A2" office:value-type="string">
            <text:p text:style-name="P22">100</text:p>
          </table:table-cell>
          <table:table-cell table:style-name="Lentelė3.A2" office:value-type="string">
            <text:p text:style-name="P22">100</text:p>
          </table:table-cell>
          <table:table-cell table:style-name="Lentelė3.A2" office:value-type="string">
            <text:p text:style-name="P22">100</text:p>
          </table:table-cell>
          <table:table-cell table:style-name="Lentelė3.D2" office:value-type="string">
            <text:p text:style-name="P22">100</text:p>
          </table:table-cell>
        </table:table-row>
        <table:table-row>
          <table:table-cell table:style-name="Lentelė3.A2" office:value-type="string">
            <text:p text:style-name="P22">200</text:p>
          </table:table-cell>
          <table:table-cell table:style-name="Lentelė3.A2" office:value-type="string">
            <text:p text:style-name="P22">200</text:p>
          </table:table-cell>
          <table:table-cell table:style-name="Lentelė3.A2" office:value-type="string">
            <text:p text:style-name="P22">200</text:p>
          </table:table-cell>
          <table:table-cell table:style-name="Lentelė3.D2" office:value-type="string">
            <text:p text:style-name="P22">200</text:p>
          </table:table-cell>
        </table:table-row>
        <table:table-row>
          <table:table-cell table:style-name="Lentelė3.A2" office:value-type="string">
            <text:p text:style-name="P22">200</text:p>
          </table:table-cell>
          <table:table-cell table:style-name="Lentelė3.A2" office:value-type="string">
            <text:p text:style-name="P22">200</text:p>
          </table:table-cell>
          <table:table-cell table:style-name="Lentelė3.A2" office:value-type="string">
            <text:p text:style-name="P22">200</text:p>
          </table:table-cell>
          <table:table-cell table:style-name="Lentelė3.D2" office:value-type="string">
            <text:p text:style-name="P22">200</text:p>
          </table:table-cell>
        </table:table-row>
        <table:table-row>
          <table:table-cell table:style-name="Lentelė3.A2" office:value-type="string">
            <text:p text:style-name="P22">500</text:p>
          </table:table-cell>
          <table:table-cell table:style-name="Lentelė3.A2" office:value-type="string">
            <text:p text:style-name="P22">500</text:p>
          </table:table-cell>
          <table:table-cell table:style-name="Lentelė3.A2" office:value-type="string">
            <text:p text:style-name="P22">500</text:p>
          </table:table-cell>
          <table:table-cell table:style-name="Lentelė3.D2" office:value-type="string">
            <text:p text:style-name="P22">500</text:p>
          </table:table-cell>
        </table:table-row>
        <table:table-row>
          <table:table-cell table:style-name="Lentelė3.A2" office:value-type="string">
            <text:p text:style-name="P22">500</text:p>
          </table:table-cell>
          <table:table-cell table:style-name="Lentelė3.A2" office:value-type="string">
            <text:p text:style-name="P22">500</text:p>
          </table:table-cell>
          <table:table-cell table:style-name="Lentelė3.A2" office:value-type="string">
            <text:p text:style-name="P22">500</text:p>
          </table:table-cell>
          <table:table-cell table:style-name="Lentelė3.D2" office:value-type="string">
            <text:p text:style-name="P22">500</text:p>
          </table:table-cell>
        </table:table-row>
      </table:table>
      <text:p text:style-name="P6"><text:s/></text:p>
      <text:p text:style-name="P9"/>
      <text:p text:style-name="P5"><text:span text:style-name="T4">Idėja: </text:span>Kartais prisimenu nesenus gerus laikus, kai žaisdavom monopolius/ekopolius/menedžerius...</text:p>
      <text:p text:style-name="Standard"><text:span text:style-name="T3">Vis pagalvoju, kad smagiau būtų žaisti pagal savo sudėliotą lentą, galima nusipiešt, užsirašyt ar susiklijuot ką nori :) <text:s text:c="2"/></text:span></text:p>
      <text:p text:style-name="P5">Viskas laisvai platinama pagal „Public Domain“ licenziją. <text:s/>(jei reikia, paveiksliukų objektams galima rast <text:a xlink:type="simple" xlink:href="http://openclipart.org/">http://openclipart.org/</text:a> ar Vikipedijoj) O geras adaptacijas irgi dalinkitės, galite ir man duot žn <text:a xlink:type="simple" xlink:href="mailto:jurgis@akl.lt">jurgis@akl.lt</text:a> :)</text:p>
      <text:p text:style-name="P5">Pan idėjas aptikau <text:a xlink:type="simple" xlink:href="http://piecepack.org/">piecepack.org</text:a> <text:s/>bei <text:s text:c="2"/><text:a xlink:type="simple" xlink:href="http://www.opensourceboardgame.org/">opensourceboardgame.org</text:a> </text:p>
      <text:p text:style-name="P5"/>
      <text:p text:style-name="P5">***</text:p>
      <text:p text:style-name="P5"/>
      <text:p text:style-name="P7"><text:span text:style-name="T11">Taisyklės</text:span> <text:span text:style-name="T9">(kol kas iš lempos, galit pasiderint, kaip labiau patinka)</text:span></text:p>
      <text:p text:style-name="P8"/>
      <text:p text:style-name="P8">Pradžioje žaidėjai išsidalina po 50 pinigų. Po kiekvieno rato gauna dar po 20. Turėdamas seriją, kas ratą gauni dar +10 pinigų už kiekvieną seriją.</text:p>
      <text:p text:style-name="P8"/>
      <text:p text:style-name="P8">Užėjęs ant niekam nepriklausančio langelio, gali jį įsigyti. Kaina – 20. Antras jau turimos srities objektas – 5 pigesnis. <text:line-break/>Įsigijus visą seriją, galima kiekvienam objektui daryti po papildomas 3 investicijas : 20 + 30 + 50. Investicijų kiekį pažymi ant langelio padėti spec žetonai (ar degtukų kiekis, o gal tiesiog pinigai?).</text:p>
      <text:p text:style-name="P8"/>
      <text:p text:style-name="P8">Užėjus ant kito žaidėjo <text:s/>objekto, reikia jam „susimokėti“ - ketvirtadalį kainos/investicijos.</text:p>
      <text:p text:style-name="P8"/>
      <text:p text:style-name="P8">Laimi tas, kas surenka daugiausiai pinigų arba pagal fantaziją sugalvokit patys :)</text:p>
      <text:p text:style-name="P8"/>
      <text:p text:style-name="P8">***</text:p>
      <text:p text:style-name="P8"/>
      <text:p text:style-name="P7">Staigmenų kortelės:</text:p>
      <text:list xml:id="list1229437066" text:style-name="L3">
        <text:list-item>
          <text:p text:style-name="P37">praleist/pakartot ėjimą </text:p>
        </text:list-item>
        <text:list-item>
          <text:p text:style-name="P37">kazino: (pvz, <text:s/>jei išrieda virš 3 – padvigubėja, o jei ne - dingsta)</text:p>
        </text:list-item>
        <text:list-item>
          <text:p text:style-name="P37">turto rotacija - susikeist visiems savo turtais (kaip UNO :)</text:p>
        </text:list-item>
        <text:list-item>
          <text:p text:style-name="P37">galima pasirinktinai sumainyt savo ir priešininko turimą objektą (jeigu jis dar ne serijoje)</text:p>
        </text:list-item>
        <text:list-item>
          <text:p text:style-name="P37">padaryti 10 pritūpimų, (arba, pvz, kiek dešimtinių vertas tavo turtas)</text:p>
        </text:list-item>
        <text:list-item>
          <text:p text:style-name="P37">išvardinti 3 žaidime neesančius objektus iš srities, ant kurios ką tik stovėjo.</text:p>
        </text:list-item>
        <text:list-item>
          <text:p text:style-name="P37">teleportuotis į priešingą staigmenos laukelį (bet jau nebetraukti)</text:p>
        </text:list-item>
        <text:list-item>
          <text:p text:style-name="P37">iš banko gauni 10-tadalį savo padarytų investicijų.</text:p>
        </text:list-item>
        <text:list-item>
          <text:p text:style-name="P37">iš banko gauni 10-tadalį savo turimų pinigų (suapvalinus iki artimiausio 10)</text:p>
        </text:list-item>
        <text:list-item>
          <text:p text:style-name="P37">Katastrofa – vienas iš tavo objektų nuniokotas (ir žaidime nebeaktyvus) – ant jo užėjus niekam nieko daryti nebereikia. Pasirink pats – kurį.</text:p>
        </text:list-item>
        <text:list-item>
          <text:p text:style-name="P37">Investicinė injekcija – jei turi seriją, gali ant kurio nori objekto priskaičiuoti dar vieną investiciją (už dyką).</text:p>
        </text:list-item>
        <text:list-item>
          <text:p text:style-name="P37">Užduoti mįslę – jei kas atspės – tu jam 10-tadalį savo turto, jei ne – tu iš banko gauni 10tadalį savo turto.</text:p>
        </text:list-item>
        <text:list-item>
          <text:p text:style-name="P37">Gali perkelti investiciją – nuo vieno ant kito tos pačios serijos objekto.</text:p>
        </text:list-item>
        <text:list-item>
          <text:p text:style-name="P37">Gali peršokti į kokį nori langelį ir atlikti jame veiksmą. (Gali būti, kad peršokdamas – apeisi ratą ir gausi už tai pinigų)</text:p>
        </text:list-item>
        <text:list-item>
          <text:p text:style-name="P37">…</text:p>
        </text:list-item>
        <text:list-item>
          <text:p text:style-name="P37">...</text:p>
        </text:list-item>
      </text:list>
      <text:p text:style-name="P21"/>
      <text:p text:style-name="P21"/>
      <text:p text:style-name="P21">Staigmenų kortelės gali būti 2 rūšių – kol neturi serijos ir kai jau turi... Kai kurios kortelės gali kartotis.</text:p>
      <table:table table:name="Lentelė4" table:style-name="Lentelė4">
        <table:table-column table:style-name="Lentelė4.A" table:number-columns-repeated="2"/>
        <table:table-column table:style-name="Lentelė4.C"/>
        <table:table-column table:style-name="Lentelė4.D"/>
        <table:table-row>
          <table:table-cell table:style-name="Lentelė4.A1" office:value-type="string">
            <text:p text:style-name="P2">RU<text:line-break/>Maskva</text:p>
          </table:table-cell>
          <table:table-cell table:style-name="Lentelė4.A1" office:value-type="string">
            <text:p text:style-name="P2">LT <text:line-break/>Kaunas</text:p>
          </table:table-cell>
          <table:table-cell table:style-name="Lentelė4.C1" office:value-type="string">
            <text:p text:style-name="P31">UK<text:line-break/>Manchester</text:p>
          </table:table-cell>
          <table:table-cell table:style-name="Lentelė4.D1" office:value-type="string">
            <text:p text:style-name="P14"><text:s/></text:p>
          </table:table-cell>
        </table:table-row>
        <table:table-row>
          <table:table-cell table:style-name="Lentelė4.A2" office:value-type="string">
            <text:p text:style-name="P15">CN<text:line-break/><text:span text:style-name="T5">Honkongas</text:span></text:p>
          </table:table-cell>
          <table:table-cell table:style-name="Lentelė4.B2" office:value-type="string">
            <text:p text:style-name="P35"/>
          </table:table-cell>
          <table:table-cell table:style-name="Lentelė4.B2" office:value-type="string">
            <text:p text:style-name="P13"/>
          </table:table-cell>
          <table:table-cell table:style-name="Lentelė4.D1" office:value-type="string">
            <text:p text:style-name="P10"><text:s/></text:p>
          </table:table-cell>
        </table:table-row>
        <table:table-row>
          <table:table-cell table:style-name="Lentelė4.A2" office:value-type="string">
            <text:p text:style-name="P15">UK<text:line-break/>London</text:p>
          </table:table-cell>
          <table:table-cell table:style-name="Lentelė4.B2" office:value-type="string">
            <text:p text:style-name="P13"/>
          </table:table-cell>
          <table:table-cell table:style-name="Lentelė4.B2" office:value-type="string">
            <text:p text:style-name="P32">„Progresas“</text:p>
            <text:p text:style-name="P33">arba</text:p>
            <text:p text:style-name="P32">„Kelionė“</text:p>
            <text:p text:style-name="P33">arba</text:p>
            <text:p text:style-name="P32">„Versliukas“</text:p>
          </table:table-cell>
          <table:table-cell table:style-name="Lentelė4.D1" office:value-type="string">
            <text:p text:style-name="P10"><text:s/></text:p>
          </table:table-cell>
        </table:table-row>
        <table:table-row>
          <table:table-cell table:style-name="Lentelė4.A2" office:value-type="string">
            <text:p text:style-name="P15">LT<text:line-break/>Vilnius</text:p>
          </table:table-cell>
          <table:table-cell table:style-name="Lentelė4.B2" office:value-type="string">
            <text:p text:style-name="P13"/>
          </table:table-cell>
          <table:table-cell table:style-name="Lentelė4.B2" office:value-type="string">
            <text:p text:style-name="P13"><text:a xlink:type="simple" xlink:href="http://www.piecepack.org/"><text:span text:style-name="T2">piecepack.org</text:span></text:a></text:p>
          </table:table-cell>
          <table:table-cell table:style-name="Lentelė4.D1" office:value-type="string">
            <text:p text:style-name="P10"><text:s/></text:p>
          </table:table-cell>
        </table:table-row>
        <table:table-row>
          <table:table-cell table:style-name="Lentelė4.A5" office:value-type="string">
            <text:p text:style-name="P12">Startas /<text:line-break/>Staigmena</text:p>
          </table:table-cell>
          <table:table-cell table:style-name="Lentelė4.A1" office:value-type="string">
            <text:p text:style-name="P15">RU<text:line-break/><text:span text:style-name="T1"> Svetlogorskas</text:span></text:p>
          </table:table-cell>
          <table:table-cell table:style-name="Lentelė4.C1" office:value-type="string">
            <text:p text:style-name="P15">CN<text:line-break/>Tiandzinas</text:p>
          </table:table-cell>
          <table:table-cell table:style-name="Lentelė4.D1" office:value-type="string">
            <text:p text:style-name="P10"><text:s/></text:p>
          </table:table-cell>
        </table:table-row>
      </table:table>
      <table:table table:name="Lentelė5" table:style-name="Lentelė5">
        <table:table-column table:style-name="Lentelė5.A"/>
        <table:table-column table:style-name="Lentelė5.B" table:number-columns-repeated="2"/>
        <table:table-column table:style-name="Lentelė5.D"/>
        <table:table-row>
          <table:table-cell table:style-name="Lentelė5.A1" office:value-type="string">
            <text:p text:style-name="P10"><text:s/></text:p>
          </table:table-cell>
          <table:table-cell table:style-name="Lentelė5.B1" office:value-type="string">
            <text:p text:style-name="P15">CN<text:line-break/>Pekinas</text:p>
          </table:table-cell>
          <table:table-cell table:style-name="Lentelė5.B1" office:value-type="string">
            <text:p text:style-name="P15">RU<text:line-break/><text:span text:style-name="T7">Sankt Peterburgas</text:span></text:p>
          </table:table-cell>
          <table:table-cell table:style-name="Lentelė5.D1" office:value-type="string">
            <text:p text:style-name="P36">Staigmena</text:p>
          </table:table-cell>
        </table:table-row>
        <table:table-row>
          <table:table-cell table:style-name="Lentelė5.A1" office:value-type="string">
            <text:p text:style-name="P10"><text:s/></text:p>
          </table:table-cell>
          <table:table-cell table:style-name="Lentelė5.B2" office:value-type="string">
            <text:p text:style-name="P11"/>
          </table:table-cell>
          <table:table-cell table:style-name="Lentelė5.B2" office:value-type="string">
            <text:p text:style-name="P11"/>
          </table:table-cell>
          <table:table-cell table:style-name="Lentelė5.D2" office:value-type="string">
            <text:p text:style-name="P15">LT<text:line-break/>Klaipėda</text:p>
          </table:table-cell>
        </table:table-row>
        <table:table-row>
          <table:table-cell table:style-name="Lentelė5.A1" office:value-type="string">
            <text:p text:style-name="P10"><text:s/></text:p>
          </table:table-cell>
          <table:table-cell table:style-name="Lentelė5.B2" table:number-columns-spanned="2" office:value-type="string">
            <text:p text:style-name="P17"/>
          </table:table-cell>
          <table:covered-table-cell/>
          <table:table-cell table:style-name="Lentelė5.D2" office:value-type="string">
            <text:p text:style-name="P15">UK<text:line-break/><text:span text:style-name="T5">Cambridge</text:span></text:p>
          </table:table-cell>
        </table:table-row>
        <table:table-row>
          <table:table-cell table:style-name="Lentelė5.A1" office:value-type="string">
            <text:p text:style-name="P10"><text:s/></text:p>
          </table:table-cell>
          <table:table-cell table:style-name="Lentelė5.B2" office:value-type="string">
            <text:p text:style-name="P18"/>
          </table:table-cell>
          <table:table-cell table:style-name="Lentelė5.B2" office:value-type="string">
            <text:p text:style-name="P19"/>
          </table:table-cell>
          <table:table-cell table:style-name="Lentelė5.D2" office:value-type="string">
            <text:p text:style-name="P31">CN<text:line-break/>Šanchajus</text:p>
          </table:table-cell>
        </table:table-row>
        <table:table-row>
          <table:table-cell table:style-name="Lentelė5.A5" office:value-type="string">
            <text:p text:style-name="P10"><text:s/></text:p>
          </table:table-cell>
          <table:table-cell table:style-name="Lentelė5.B5" office:value-type="string">
            <text:p text:style-name="P15">UK<text:line-break/>Edinburgh</text:p>
          </table:table-cell>
          <table:table-cell table:style-name="Lentelė5.B5" office:value-type="string">
            <text:p text:style-name="P15">LT<text:line-break/><text:span text:style-name="T5">Kaimas</text:span></text:p>
          </table:table-cell>
          <table:table-cell table:style-name="Lentelė5.D5" office:value-type="string">
            <text:p text:style-name="P15">RU<text:line-break/><text:span text:style-name="T8">Novosibirskas</text:span></text:p>
          </table:table-cell>
        </table:table-row>
      </table:table>
      <text:p text:style-name="P6"><text:s/></text:p>
      <table:table table:name="Lentelė6" table:style-name="Lentelė6">
        <table:table-column table:style-name="Lentelė6.A" table:number-columns-repeated="2"/>
        <table:table-column table:style-name="Lentelė6.C"/>
        <table:table-column table:style-name="Lentelė6.D"/>
        <table:table-row>
          <table:table-cell table:style-name="Lentelė6.A1" office:value-type="string">
            <text:p text:style-name="P2">Ateitis:</text:p>
            <text:p text:style-name="P3">išmanieji automobiliai</text:p>
          </table:table-cell>
          <table:table-cell table:style-name="Lentelė6.A1" office:value-type="string">
            <text:p text:style-name="P16">Akmens am.:</text:p>
            <text:p text:style-name="P16">kirvis</text:p>
          </table:table-cell>
          <table:table-cell table:style-name="Lentelė6.C1" office:value-type="string">
            <text:p text:style-name="P16">Viduramžiai:</text:p>
            <text:p text:style-name="P16">parakas</text:p>
          </table:table-cell>
          <table:table-cell table:style-name="Lentelė6.D1" office:value-type="string">
            <text:p text:style-name="P14"><text:s/></text:p>
          </table:table-cell>
        </table:table-row>
        <table:table-row>
          <table:table-cell table:style-name="Lentelė6.A2" office:value-type="string">
            <text:p text:style-name="P31">XX am.:</text:p>
            <text:p text:style-name="P16">televizorius</text:p>
          </table:table-cell>
          <table:table-cell table:style-name="Lentelė6.B2" office:value-type="string">
            <text:p text:style-name="P35"/>
          </table:table-cell>
          <table:table-cell table:style-name="Lentelė6.B2" office:value-type="string">
            <text:p text:style-name="P13"/>
          </table:table-cell>
          <table:table-cell table:style-name="Lentelė6.D1" office:value-type="string">
            <text:p text:style-name="P10"><text:s/></text:p>
          </table:table-cell>
        </table:table-row>
        <table:table-row>
          <table:table-cell table:style-name="Lentelė6.A2" office:value-type="string">
            <text:p text:style-name="P16">Viduramžiai:</text:p>
            <text:p text:style-name="P16">spauda</text:p>
          </table:table-cell>
          <table:table-cell table:style-name="Lentelė6.B2" office:value-type="string">
            <text:p text:style-name="P13"/>
          </table:table-cell>
          <table:table-cell table:style-name="Lentelė6.B2" office:value-type="string">
            <text:p text:style-name="P32">„Progresas“</text:p>
            <text:p text:style-name="P33">arba</text:p>
            <text:p text:style-name="P32">„Kelionė“</text:p>
            <text:p text:style-name="P33">arba</text:p>
            <text:p text:style-name="P32">„Versliukas“</text:p>
          </table:table-cell>
          <table:table-cell table:style-name="Lentelė6.D1" office:value-type="string">
            <text:p text:style-name="P10"><text:s/></text:p>
          </table:table-cell>
        </table:table-row>
        <table:table-row>
          <table:table-cell table:style-name="Lentelė6.A2" office:value-type="string">
            <text:p text:style-name="P16">Akmens am.:</text:p>
            <text:p text:style-name="P16">ugnis</text:p>
          </table:table-cell>
          <table:table-cell table:style-name="Lentelė6.B2" office:value-type="string">
            <text:p text:style-name="P13"/>
          </table:table-cell>
          <table:table-cell table:style-name="Lentelė6.B2" office:value-type="string">
            <text:p text:style-name="P13"><text:a xlink:type="simple" xlink:href="http://www.piecepack.org/"><text:span text:style-name="T2">piecepack.org</text:span></text:a></text:p>
          </table:table-cell>
          <table:table-cell table:style-name="Lentelė6.D1" office:value-type="string">
            <text:p text:style-name="P10"><text:s/></text:p>
          </table:table-cell>
        </table:table-row>
        <table:table-row>
          <table:table-cell table:style-name="Lentelė6.A5" office:value-type="string">
            <text:p text:style-name="P12">Startas /<text:line-break/>Staigmena</text:p>
          </table:table-cell>
          <table:table-cell table:style-name="Lentelė6.A1" office:value-type="string">
            <text:p text:style-name="P25">Ateitis</text:p>
            <text:p text:style-name="P27">Žvaigždžių karai :)</text:p>
          </table:table-cell>
          <table:table-cell table:style-name="Lentelė6.C1" office:value-type="string">
            <text:p text:style-name="P31">XX am.:<text:line-break/>internetas</text:p>
          </table:table-cell>
          <table:table-cell table:style-name="Lentelė6.D1" office:value-type="string">
            <text:p text:style-name="P10"><text:s/></text:p>
          </table:table-cell>
        </table:table-row>
      </table:table>
      <table:table table:name="Lentelė7" table:style-name="Lentelė7">
        <table:table-column table:style-name="Lentelė7.A"/>
        <table:table-column table:style-name="Lentelė7.B" table:number-columns-repeated="2"/>
        <table:table-column table:style-name="Lentelė7.D"/>
        <table:table-row>
          <table:table-cell table:style-name="Lentelė7.A1" office:value-type="string">
            <text:p text:style-name="P10"><text:s/></text:p>
          </table:table-cell>
          <table:table-cell table:style-name="Lentelė7.B1" office:value-type="string">
            <text:p text:style-name="P31">XX am.:</text:p>
            <text:p text:style-name="P16">kosmoso <text:line-break/>tyrinėjimas</text:p>
          </table:table-cell>
          <table:table-cell table:style-name="Lentelė7.B1" office:value-type="string">
            <text:p text:style-name="P4">Ateitis:</text:p>
            <text:p text:style-name="P3">kiborgai</text:p>
          </table:table-cell>
          <table:table-cell table:style-name="Lentelė7.D1" office:value-type="string">
            <text:p text:style-name="P36">Staigmena</text:p>
          </table:table-cell>
        </table:table-row>
        <table:table-row>
          <table:table-cell table:style-name="Lentelė7.A1" office:value-type="string">
            <text:p text:style-name="P10"><text:s/></text:p>
          </table:table-cell>
          <table:table-cell table:style-name="Lentelė7.B2" office:value-type="string">
            <text:p text:style-name="P11"/>
          </table:table-cell>
          <table:table-cell table:style-name="Lentelė7.B2" office:value-type="string">
            <text:p text:style-name="P11"/>
          </table:table-cell>
          <table:table-cell table:style-name="Lentelė7.D2" office:value-type="string">
            <text:p text:style-name="P16">Akmens am.:</text:p>
            <text:p text:style-name="P16">žemdirbystė</text:p>
          </table:table-cell>
        </table:table-row>
        <table:table-row>
          <table:table-cell table:style-name="Lentelė7.A1" office:value-type="string">
            <text:p text:style-name="P10"><text:s/></text:p>
          </table:table-cell>
          <table:table-cell table:style-name="Lentelė7.B2" table:number-columns-spanned="2" office:value-type="string">
            <text:p text:style-name="P20">Technikos/civilizacijos istorija</text:p>
          </table:table-cell>
          <table:covered-table-cell/>
          <table:table-cell table:style-name="Lentelė7.D2" office:value-type="string">
            <text:p text:style-name="P16">Viduramžiai:</text:p>
            <text:p text:style-name="P16">bankai</text:p>
          </table:table-cell>
        </table:table-row>
        <table:table-row>
          <table:table-cell table:style-name="Lentelė7.A1" office:value-type="string">
            <text:p text:style-name="P10"><text:s/></text:p>
          </table:table-cell>
          <table:table-cell table:style-name="Lentelė7.B2" office:value-type="string">
            <text:p text:style-name="P18"/>
          </table:table-cell>
          <table:table-cell table:style-name="Lentelė7.B2" office:value-type="string">
            <text:p text:style-name="P19"/>
          </table:table-cell>
          <table:table-cell table:style-name="Lentelė7.D2" office:value-type="string">
            <text:p text:style-name="P31">XX am.:</text:p>
            <text:p text:style-name="P31">DNR</text:p>
          </table:table-cell>
        </table:table-row>
        <table:table-row>
          <table:table-cell table:style-name="Lentelė7.A5" office:value-type="string">
            <text:p text:style-name="P10"><text:s/></text:p>
          </table:table-cell>
          <table:table-cell table:style-name="Lentelė7.B5" office:value-type="string">
            <text:p text:style-name="P16">Viduramžiai:</text:p>
            <text:p text:style-name="P16">Amerika</text:p>
          </table:table-cell>
          <table:table-cell table:style-name="Lentelė7.B5" office:value-type="string">
            <text:p text:style-name="P16">Akmens am.:</text:p>
            <text:p text:style-name="P16">keramika</text:p>
          </table:table-cell>
          <table:table-cell table:style-name="Lentelė7.D5" office:value-type="string">
            <text:p text:style-name="P26">Ateitis:</text:p>
            <text:p text:style-name="P28">nemirtingumas</text:p>
          </table:table-cell>
        </table:table-row>
      </table:table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jolė </meta:initial-creator>
    <meta:creation-date>2011-12-16T23:02:50</meta:creation-date>
    <dc:date>2011-12-17T02:01:24</dc:date>
    <dc:creator>Nijolė </dc:creator>
    <meta:editing-duration>PT2H43M59S</meta:editing-duration>
    <meta:editing-cycles>40</meta:editing-cycles>
    <meta:generator>LibreOffice/3.3$Linux LibreOffice_project/330m19$Build-401</meta:generator>
    <meta:printed-by>Nijolė </meta:printed-by>
    <meta:print-date>2011-12-17T01:34:17</meta:print-date>
    <meta:document-statistic meta:table-count="7" meta:image-count="0" meta:object-count="0" meta:page-count="8" meta:paragraph-count="222" meta:word-count="671" meta:character-count="4203"/>
  </office:meta>
</office:document-meta>
</file>